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2T10:08:42.24">
            <text:p>2020/4/12 10:08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3cm" draw:caption-point-x="-1.353cm" draw:caption-point-y="2.8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62)">
            <text:p>sn(62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18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9">
            <text:p>59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0">
            <text:p>6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13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1">
            <text:p>6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D6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2">
            <text:p>6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Em7;D6/6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1_18-51-16_000.jpg</text:p>
          </table:table-cell>
          <table:table-cell table:style-name="ce49" office:value-type="date" office:date-value="2020-04-12T09:39:07.43">
            <text:p>2020/4/12 9:3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2T10:08:42.66">
            <text:p>2020/4/12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16cm" draw:caption-point-x="-1.353cm" draw:caption-point-y="2.4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2T10:08:43.3">
            <text:p>2020/4/12 10:0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80.722cm" draw:caption-point-x="-1.353cm" draw:caption-point-y="2.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25)">
            <text:p>sn(2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3">
            <text:p>23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4">
            <text:p>24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,swing+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5">
            <text:p>25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msr.5,notes=E4-C4</text:p>
          </table:table-cell>
          <table:table-cell table:style-name="ce94" office:value-type="string">
            <text:p>score+</text:p>
          </table:table-cell>
          <table:table-cell table:style-name="ce94"/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3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2T10:08:43.87">
            <text:p>2020/4/12 10:08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4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4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4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4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4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4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4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4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4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5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3.314cm" draw:caption-point-x="-1.353cm" draw:caption-point-y="2.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62)">
            <text:p>sn(62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2T10:08:44.25">
            <text:p>2020/4/12 10:08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62)">
            <text:p>sn(62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2T10:08:44.44">
            <text:p>2020/4/12 10:08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2T10:08:44.6">
            <text:p>2020/4/12 10:08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2T10:08:44.82">
            <text:p>2020/4/12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2)">
            <text:p>sn(62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2T10:08:45.01">
            <text:p>2020/4/12 10:0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9cm" draw:caption-point-x="-1.353cm" draw:caption-point-y="2.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2T10:08:45.25">
            <text:p>2020/4/12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2)">
            <text:p>sn(62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2T10:08:45.45">
            <text:p>2020/4/12 10:0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9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9cm" draw:caption-point-x="-1.353cm" draw:caption-point-y="2.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4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40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4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2020/04/12</text:date>, <text:time>10:0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2T10:08:40.28</dc:date>
    <dc:creator>iwabuchi ken</dc:creator>
    <meta:editing-duration>P8DT16H23M10S</meta:editing-duration>
    <meta:editing-cycles>798</meta:editing-cycles>
    <meta:generator>OpenOffice/4.1.3$Win32 OpenOffice.org_project/413m1$Build-9783</meta:generator>
    <meta:document-statistic meta:table-count="11" meta:cell-count="5347" meta:object-count="0"/>
    <meta:user-defined meta:name="sheets-banding"/>
    <meta:user-defined meta:name="sheets-original-selection"/>
  </office:meta>
</office:document-meta>
</file>